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f4c" officeooo:paragraph-rsid="000a5f4c"/>
    </style:style>
    <style:style style:name="P2" style:family="paragraph" style:parent-style-name="Standard">
      <style:text-properties officeooo:rsid="000c3073" officeooo:paragraph-rsid="000c3073"/>
    </style:style>
    <style:style style:name="P3" style:family="paragraph" style:parent-style-name="Standard">
      <style:text-properties officeooo:rsid="000eb90d" officeooo:paragraph-rsid="000eb90d"/>
    </style:style>
    <style:style style:name="T1" style:family="text">
      <style:text-properties officeooo:rsid="000c3073"/>
    </style:style>
    <style:style style:name="T2" style:family="text">
      <style:text-properties officeooo:rsid="000d0441"/>
    </style:style>
    <style:style style:name="T3" style:family="text">
      <style:text-properties officeooo:rsid="0010a3e2"/>
    </style:style>
    <style:style style:name="T4" style:family="text">
      <style:text-properties officeooo:rsid="00119d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Hyperface is offering to clients?</text:p>
      <text:p text:style-name="Standard"/>
      <text:p text:style-name="Standard">- Onboarding</text:p>
      <text:p text:style-name="Standard">- Benefits</text:p>
      <text:p text:style-name="Standard">- Credit Card Management Services (CCMS)</text:p>
      <text:p text:style-name="Standard"><text:s text:c="2"/>* Actiavating card</text:p>
      <text:p text:style-name="Standard"><text:s text:c="2"/>* Setting a PIN</text:p>
      <text:p text:style-name="Standard"><text:s text:c="2"/>* Temporarily locking/unlocking card</text:p>
      <text:p text:style-name="Standard"><text:s text:c="2"/>* Permanent block</text:p>
      <text:p text:style-name="Standard"><text:s text:c="2"/>* Replacement of Card</text:p>
      <text:p text:style-name="Standard"><text:s text:c="2"/>* Setting limits</text:p>
      <text:p text:style-name="Standard"><text:s text:c="2"/>* Enabling/disabling Channels</text:p>
      <text:p text:style-name="Standard"/>
      <text:p text:style-name="Standard"><text:s/>** Channels</text:p>
      <text:p text:style-name="Standard"><text:s text:c="3"/>- Online payment(ECOM)</text:p>
      <text:p text:style-name="Standard"><text:s text:c="3"/>- Offline payment(CONTACT)</text:p>
      <text:p text:style-name="Standard">- Contactless(Tap &amp; Pay) CONTACTLESS</text:p>
      <text:p text:style-name="Standard"/>
      <text:p text:style-name="Standard">Banking Partners and there services</text:p>
      <text:p text:style-name="Standard">-AU, Federal, IndusBank – Benfits &amp; CCMS</text:p>
      <text:p text:style-name="Standard">-Federal, HDFC(Under-development) – Onboarding</text:p>
      <text:p text:style-name="Standard"/>
      <text:p text:style-name="Standard">What is difference between AU-LIT,AU-CHD,AU-CBCC?</text:p>
      <text:p text:style-name="Standard"/>
      <text:p text:style-name="Standard">**CBCC – Cobranded Credit Card</text:p>
      <text:p text:style-name="Standard"/>
      <text:p text:style-name="Standard">--Example – Flipkart -Axis Bank</text:p>
      <text:p text:style-name="Standard"/>
      <text:p text:style-name="Standard">Cobrand – Flipkart – X million customers</text:p>
      <text:p text:style-name="Standard">Banking partner – Axis bank – Y million customers (X&gt;Y)</text:p>
      <text:p text:style-name="Standard"/>
      <text:p text:style-name="Standard">Banking partner will tie up with the cobrand so that the can increase the number of customers </text:p>
      <text:p text:style-name="Standard">Bank have in exchage the <text:s/>bank will provide some cashback, rewards, vouchers of the Cobrand</text:p>
      <text:p text:style-name="Standard">So that it sells of Cobrand will increase</text:p>
      <text:p text:style-name="Standard"/>
      <text:p text:style-name="Standard">Customer – Cashback/rewards/vouchres</text:p>
      <text:p text:style-name="Standard">Client( Flipkart) – Order will increase</text:p>
      <text:p text:style-name="Standard">Bank – Transaction volume will increase( Number of transction/ Spending by customers)</text:p>
      <text:p text:style-name="Standard"><text:s/></text:p>
      <text:p text:style-name="Standard"/>
      <text:p text:style-name="Standard">--Other examples</text:p>
      <text:p text:style-name="Standard">ICICI – Amazon</text:p>
      <text:p text:style-name="Standard">Zomato – Axis</text:p>
      <text:p text:style-name="Standard">Paytm – SBI</text:p>
      <text:p text:style-name="Standard"/>
      <text:p text:style-name="Standard"/>
      <text:p text:style-name="Standard">**AU-LIT (AU Benefit System) –Bumblebee</text:p>
      <text:p text:style-name="Standard">-first product that is launched by hyperface.</text:p>
      <text:p text:style-name="Standard"/>
      <text:p text:style-name="Standard">AU bank provides opt-in benefits</text:p>
      <text:p text:style-name="Standard">1. AU is going ot launch a credit card</text:p>
      <text:p text:style-name="Standard">2. Offers of the credit card</text:p>
      <text:p text:style-name="Standard"><text:soft-page-break/>3. If customer selects a particular offer, for all eligible transactions, customers are going to get benefits.</text:p>
      <text:p text:style-name="Standard"/>
      <text:p text:style-name="Standard">**AU-CHD – Card Holder Dashboard , because no web app for AU customers</text:p>
      <text:p text:style-name="Standard"/>
      <text:p text:style-name="Standard">Providing the benefits for all the au existing credit cards holders</text:p>
      <text:p text:style-name="Standard">Or manage the benefits related to all the cards related to AU only...</text:p>
      <text:p text:style-name="Standard"/>
      <text:p text:style-name="Standard">**AU-CBCC</text:p>
      <text:p text:style-name="Standard">For IXIGO credit card with features</text:p>
      <text:p text:style-name="Standard">CCMS,Benefits,Webapp</text:p>
      <text:p text:style-name="Standard"/>
      <text:p text:style-name="Standard">AU-LIT - Benefit system for LIT credit card</text:p>
      <text:p text:style-name="Standard">AU-CHD – Benefit for all the <text:s/>existing credit card holders</text:p>
      <text:p text:style-name="Standard">AU-CBCC - <text:s/>Ixigo credit card with features CCMS,Benefits, Webapp</text:p>
      <text:p text:style-name="Standard"/>
      <text:p text:style-name="Standard"/>
      <text:p text:style-name="Standard"/>
      <text:p text:style-name="Standard">MicroServices</text:p>
      <text:p text:style-name="Standard">1. AllSpark – onboarding</text:p>
      <text:p text:style-name="Standard">2. IronBank – CCMS</text:p>
      <text:p text:style-name="Standard">3. Grimlock – API integration, custom handling for each bank</text:p>
      <text:p text:style-name="Standard">4. Jetfire – File processing</text:p>
      <text:p text:style-name="Standard">5. Doraemon – Benefits, Aggregates, Nudges for all banks</text:p>
      <text:p text:style-name="Standard">6. Bumblebee – Independent benefits services build for AU</text:p>
      <text:p text:style-name="Standard"/>
      <text:p text:style-name="Standard">**1. Bumblebee – Independent benefits servies build for AU</text:p>
      <text:p text:style-name="Standard">-*-The flow-*-</text:p>
      <text:p text:style-name="Standard">Customer does transaction -&gt; Bank -&gt; Bumblebee -&gt; Calculate benefits</text:p>
      <text:p text:style-name="Standard"/>
      <text:p text:style-name="Standard">*Benefit configuration(Transaction eligibilty) -&gt; </text:p>
      <text:p text:style-name="Standard">Caskback, Rewards,Vochuer,eligibility checks</text:p>
      <text:p text:style-name="Standard"/>
      <text:p text:style-name="Standard">* Onboarding into bumblebee -&gt;</text:p>
      <text:p text:style-name="Standard">Every day Bank share a file with newly created accounts</text:p>
      <text:p text:style-name="Standard"/>
      <text:p text:style-name="Standard">*Benefit subscriptions -&gt; </text:p>
      <text:p text:style-name="Standard">Whenever customer purchases a benefit, a subscription will be created</text:p>
      <text:p text:style-name="Standard"/>
      <text:p text:style-name="Standard">*Benefit calculation -&gt;</text:p>
      <text:p text:style-name="Standard">Banks shares transation data in a file, benefit calculation happens for each transaction in the file</text:p>
      <text:p text:style-name="Standard"/>
      <text:p text:style-name="Standard">-It only caculates benefits for transations</text:p>
      <text:p text:style-name="Standard"/>
      <text:p text:style-name="Standard">*Onboarding flow:</text:p>
      <text:p text:style-name="Standard">1.Customer applies LIT card from bank’s website</text:p>
      <text:p text:style-name="Standard">2. Bank approves and create an account in Bank’s DB</text:p>
      <text:p text:style-name="Standard">3.On the next day, bank share all the newly created accounts with HF in a file</text:p>
      <text:p text:style-name="Standard">4. Bumblebee reads the file and onboard new accounts into HF system.</text:p>
      <text:p text:style-name="Standard"/>
      <text:p text:style-name="Standard"/>
      <text:p text:style-name="Standard">*Transation flow:</text:p>
      <text:p text:style-name="Standard"><text:soft-page-break/>1.Customer do a transation using LIT card</text:p>
      <text:p text:style-name="Standard">2. Bank approves and store the transation in Bank’s DB</text:p>
      <text:p text:style-name="Standard">3.On the next day, bank share all the newly transations accounts with HF in a file</text:p>
      <text:p text:style-name="Standard">4. Bumblebee reads the file and calcuate benefits for each transation.</text:p>
      <text:p text:style-name="Standard"/>
      <text:p text:style-name="Standard"/>
      <text:p text:style-name="Standard"/>
      <text:p text:style-name="Standard">**Ironbank – Core system and communicates with mulitple micoservices</text:p>
      <text:p text:style-name="Standard"/>
      <text:p text:style-name="Standard"><text:s/>Web App (CBCC Customers)</text:p>
      <text:p text:style-name="Standard"><text:s/>Web App -&gt; Ironbank -&gt; Grimlock -&gt; Bank APIs</text:p>
      <text:p text:style-name="Standard"/>
      <text:p text:style-name="Standard"/>
      <text:p text:style-name="Standard">1, AU- They will share all the data in files (New customers, Transaction ,etc)</text:p>
      <text:p text:style-name="Standard">**Jetfire – File processing system</text:p>
      <text:p text:style-name="Standard"/>
      <text:p text:style-name="Standard">FLOW</text:p>
      <text:p text:style-name="Standard"/>
      <text:p text:style-name="Standard">Bank -&gt; SFTP -&gt; Grimlock -&gt; <text:s text:c="3"/>S3,jetfire -&gt; <text:s text:c="12"/>Grimlock/Bumblee API</text:p>
      <text:p text:style-name="Standard"><text:s text:c="28"/>(Downloads) <text:s text:c="2"/>(Read and submit) <text:s text:c="4"/>(Read and make call)</text:p>
      <text:p text:style-name="Standard"/>
      <text:p text:style-name="Standard">1. Bank uploads the file to SFTP/S3/any source</text:p>
      <text:p text:style-name="Standard">2. Grimlock will download the file and upload the file S3 and submit S3 files to jetfire</text:p>
      <text:p text:style-name="Standard">3. Jetfire reads the file and calls Grimlock/Bumblebee API for each record in the file</text:p>
      <text:p text:style-name="Standard"/>
      <text:p text:style-name="Standard"/>
      <text:p text:style-name="Standard"/>
      <text:p text:style-name="Standard"/>
      <text:p text:style-name="Standard">Doraemon </text:p>
      <text:p text:style-name="Standard">1. When there is a transaction happens, ironbank will send an event to Doraemon with transation details</text:p>
      <text:p text:style-name="Standard">2.Doraemon will do eligibility checks and give benefits if transaction in eligible.</text:p>
      <text:p text:style-name="Standard"/>
      <text:p text:style-name="Standard"/>
      <text:p text:style-name="Standard">Grimlock</text:p>
      <text:p text:style-name="Standard">* grimlock-engine (Common code for all banks)</text:p>
      <text:p text:style-name="Standard">* aub</text:p>
      <text:p text:style-name="Standard"><text:s text:c="3"/>- AU API integration</text:p>
      <text:p text:style-name="Standard"><text:s text:c="3"/>- file handling</text:p>
      <text:p text:style-name="Standard">*ibl</text:p>
      <text:p text:style-name="Standard"><text:s text:c="3"/>- IBL API integrations</text:p>
      <text:p text:style-name="Standard"><text:s text:c="3"/>- file handling</text:p>
      <text:p text:style-name="Standard">*pinelabs</text:p>
      <text:p text:style-name="Standard"><text:s text:c="3"/>- file handling</text:p>
      <text:p text:style-name="Standard"/>
      <text:p text:style-name="Standard">-=-=-=-=-=-=-=-=-=-=-=-=-=-=-=-=-=-=-&gt;&lt;-=-=-=-=-=-=-=-=-=-=-=-=-=-=-=-=-=-=-==-=-=-=-=-<text:line-break/><text:line-break/><text:line-break/><text:line-break/><text:line-break/></text:p>
      <text:p text:style-name="Standard"/>
      <text:p text:style-name="P1"><text:soft-page-break/>Indusind:</text:p>
      <text:p text:style-name="P1">1. Onboarding</text:p>
      <text:p text:style-name="P1">2. Transation ingestion</text:p>
      <text:p text:style-name="P1">3. Statement ingerstion</text:p>
      <text:p text:style-name="P1">4. Customer data updation</text:p>
      <text:p text:style-name="P1">5. Login</text:p>
      <text:p text:style-name="P1">6. Variant update</text:p>
      <text:p text:style-name="P1">7. <text:span text:style-name="T1">EMI</text:span></text:p>
      <text:p text:style-name="P2">8. Crons</text:p>
      <text:p text:style-name="P2"/>
      <text:p text:style-name="P2">1. Onboarding</text:p>
      <text:p text:style-name="P2">Customer =&gt; Indusind Website =&gt; Applied for Credit card =&gt; If card is approved, bank will share the details with HF in a file.</text:p>
      <text:p text:style-name="P2"/>
      <text:p text:style-name="P2"/>
      <text:p text:style-name="P2"><text:s/><text:span text:style-name="T2">=-=-=-=-=-=-=</text:span>-=-=-=-=-=Bank Part -=-=-=-=-=-=-=-=-=-</text:p>
      <text:p text:style-name="P2">1. Bank fetchs all new credit accounts that are in bank’s DB.</text:p>
      <text:p text:style-name="P2">2. Bank creates a file with all new accounts</text:p>
      <text:p text:style-name="P2">3. Bank uplaods this file to SFTP</text:p>
      <text:p text:style-name="P2"/>
      <text:p text:style-name="P2"/>
      <text:p text:style-name="P2">-=-=-=-=-=-=--Hyperface Part-==-=-=-=-=-=-=-=-</text:p>
      <text:p text:style-name="P2">1. There is a cron that runs every 15 mins, it checks in SFTP if there is a new file is present or not.</text:p>
      <text:p text:style-name="P2">2. If it’s present, then it downloads from SFTP and uploads the same file (decrypted) to S3.</text:p>
      <text:p text:style-name="P2">3. It generates a S3 link, it will be submitted to Jetfire.</text:p>
      <text:p text:style-name="P2">4. Now, jetfire reads each record and make API call to Grimlock.</text:p>
      <text:p text:style-name="P2">5. Grimlock receives the API call and triggers Ironbank API to onboards customer, account and card.</text:p>
      <text:p text:style-name="P2">6. Iron responds with HF customer Id, accound Id and HF card Id, now grimlock stores the required details.</text:p>
      <text:p text:style-name="P2"/>
      <text:p text:style-name="P2"/>
      <text:p text:style-name="P2">For this we need to use this services<text:line-break/>1. Jetfire</text:p>
      <text:p text:style-name="P2">2. Grimlock</text:p>
      <text:p text:style-name="P2">3. Ironbank</text:p>
      <text:p text:style-name="P2"/>
      <text:p text:style-name="P2"/>
      <text:p text:style-name="P3">Data format shared in onboarding file: <text:span text:style-name="T3">(Courier file)</text:span></text:p>
      <text:p text:style-name="P3">1. UniqueID – account identifier in bank</text:p>
      <text:p text:style-name="P3"><text:span text:style-name="T3">2. </text:span>Mobile Number</text:p>
      <text:p text:style-name="P3"><text:span text:style-name="T3">3. </text:span>Cust_Nbr – custoemr identifier in bank</text:p>
      <text:p text:style-name="P3"><text:span text:style-name="T3">4. </text:span>Card_Type – NE(NEW),RP(Replace),RE<text:span text:style-name="T4">(Renew)</text:span>,UG(Upgrade)</text:p>
      <text:p text:style-name="P3"><text:span text:style-name="T3">5. </text:span>Cardholder_Type – 0 – Primary , 1-add on</text:p>
      <text:p text:style-name="P3"><text:span text:style-name="T3">6. </text:span>CardCreateDate</text:p>
      <text:p text:style-name="P3"><text:span text:style-name="T3">7. </text:span>First_name</text:p>
      <text:p text:style-name="P3"><text:span text:style-name="T3">8. </text:span>AWB_NO – This is card tracking id</text:p>
      <text:p text:style-name="P3"/>
      <text:p text:style-name="P3">Customer Number – HF customer id</text:p>
      <text:p text:style-name="P3">Unique Id <text:s/>(Relationship number + logo ID) – HF Account 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3:50:13.251637395</meta:creation-date>
    <dc:date>2024-04-01T17:37:19.495144706</dc:date>
    <meta:editing-duration>PT14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39" meta:word-count="902" meta:character-count="5824" meta:non-whitespace-character-count="4928"/>
  </office:meta>
</office:document-meta>
</file>